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.5in" style:auto-text-indent="false"/>
    </style:style>
    <style:style style:name="P3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Standard" style:master-page-name="Standard">
      <style:paragraph-properties fo:margin-top="0in" fo:margin-bottom="0in" style:contextual-spacing="false" style:page-number="1"/>
    </style:style>
    <style:style style:name="P6" style:family="paragraph" style:parent-style-name="Standard" style:list-style-name="WWNum1">
      <style:paragraph-properties fo:margin-left="0.5in" fo:margin-right="0in" fo:margin-top="0in" fo:margin-bottom="0in" style:contextual-spacing="tru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style:contextual-spacing="true" fo:text-indent="-0.25in" style:auto-text-indent="false"/>
      <style:text-properties officeooo:paragraph-rsid="000a0123"/>
    </style:style>
    <style:style style:name="P8" style:family="paragraph" style:parent-style-name="Standard" style:list-style-name="WWNum1">
      <style:paragraph-properties fo:margin-left="0.5in" fo:margin-right="0in" fo:margin-top="0in" fo:margin-bottom="0in" style:contextual-spacing="true" fo:text-indent="-0.25in" style:auto-text-indent="false"/>
      <style:text-properties officeooo:paragraph-rsid="000b5a11"/>
    </style:style>
    <style:style style:name="P9" style:family="paragraph" style:parent-style-name="Standard" style:list-style-name="WWNum2">
      <style:paragraph-properties fo:margin-left="0.5in" fo:margin-right="0in" fo:margin-top="0in" fo:margin-bottom="0in" style:contextual-spacing="tru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style:contextual-spacing="true" fo:text-indent="-0.25in" style:auto-text-indent="false"/>
      <style:text-properties officeooo:rsid="000b5a11" officeooo:paragraph-rsid="000b5a11"/>
    </style:style>
    <style:style style:name="P11" style:family="paragraph" style:parent-style-name="Standard" style:list-style-name="WWNum1">
      <style:paragraph-properties fo:margin-left="0.5in" fo:margin-right="0in" fo:margin-top="0in" fo:margin-bottom="0in" style:contextual-spacing="true" fo:text-indent="-0.25in" style:auto-text-indent="false"/>
      <style:text-properties officeooo:rsid="000bd849" officeooo:paragraph-rsid="000bd849"/>
    </style:style>
    <style:style style:name="P12" style:family="paragraph" style:parent-style-name="Standard" style:list-style-name="WWNum1">
      <style:paragraph-properties fo:margin-left="0in" fo:margin-right="0in" fo:margin-top="0in" fo:margin-bottom="0in" style:contextual-spacing="true" fo:text-indent="0in" style:auto-text-indent="false"/>
      <style:text-properties style:text-underline-style="none"/>
    </style:style>
    <style:style style:name="P13" style:family="paragraph" style:parent-style-name="Standard">
      <style:paragraph-properties fo:margin-top="0in" fo:margin-bottom="0in" style:contextual-spacing="true"/>
      <style:text-properties officeooo:rsid="000b5a11" officeooo:paragraph-rsid="000b5a1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officeooo:rsid="000a01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>Etapes : </text:p>
      <text:list xml:id="list938781514947175929" text:style-name="WWNum1">
        <text:list-item>
          <text:p text:style-name="P6">Traitement image : creuser les fonctions de la bibliothèque OpenCv…</text:p>
          <text:list>
            <text:list-header>
              <text:p text:style-name="P10">Reconnaissance visage ?</text:p>
              <text:p text:style-name="P10">Cohabitation SFML ? Pour l'appel de sons notamment</text:p>
              <text:p text:style-name="P10">Réalité augmentée ?</text:p>
            </text:list-header>
            <text:list-item>
              <text:p text:style-name="P10">Interface graphique : Fonctionnement, voir SFML <text:s/></text:p>
            </text:list-item>
            <text:list-item>
              <text:p text:style-name="P10">Compilation portable : <text:span text:style-name="T2">voir option SFML cmake, </text:span>voir pb d'Opencv en .c</text:p>
            </text:list-item>
            <text:list-item>
              <text:p text:style-name="P10">Documentation digne de ce nom ? Voir Doxygen</text:p>
            </text:list-item>
            <text:list-item>
              <text:p text:style-name="P11">Ecriture presentation HTML</text:p>
            </text:list-item>
          </text:list>
        </text:list-item>
      </text:list>
      <text:p text:style-name="P13"/>
      <text:p text:style-name="P13"/>
      <text:list xml:id="list152111437618697" text:continue-numbering="true" text:style-name="WWNum1">
        <text:list-item>
          <text:p text:style-name="P8">Commande moteurs : fonctions d’envoi d’angle/vitesse aux moteurs… <text:span text:style-name="T2">OK (xxx,yyy avec le bin)</text:span></text:p>
        </text:list-item>
        <text:list-item>
          <text:p text:style-name="P8">Acquisition image : configuration webcam, capture flux video.. <text:span text:style-name="T2">OK</text:span></text:p>
        </text:list-item>
        <text:list-item>
          <text:p text:style-name="P7">Arch Pro : communications PC-Arch Pro ? <text:span text:style-name="T2">OK (bin du M.Bauzezl)</text:span></text:p>
        </text:list-item>
        <text:list-item>
          <text:p text:style-name="P6">Gestion de versions : voir git <text:span text:style-name="T2">OK</text:span></text:p>
        </text:list-item>
        <text:list-item>
          <text:p text:style-name="P6">Figure libre ? <text:span text:style-name="T2">Navi , reconnaissance visage et assignation personnage, sons associés</text:span></text:p>
          <text:p text:style-name="P12"/>
        </text:list-item>
      </text:list>
      <text:p text:style-name="P1"/>
      <text:p text:style-name="P1">Caractéristiques matériel :</text:p>
      <text:list xml:id="list233788231388485343" text:style-name="WWNum2">
        <text:list-item>
          <text:p text:style-name="P9">micro-controleur : Arch Pro -&gt; utilisation ?</text:p>
        </text:list-item>
        <text:list-item>
          <text:p text:style-name="P9">caméra usb -&gt; récupération image ? <text:s/>opencv ?</text:p>
        </text:list-item>
      </text:list>
      <text:p text:style-name="P1"/>
      <text:p text:style-name="P1"/>
      <text:p text:style-name="P1">Projet</text:p>
      <text:p text:style-name="P2"><text:a xlink:type="simple" xlink:href="https://epudx.polytech.upmc.fr/redmine/" text:style-name="Internet_20_link"><text:span text:style-name="T1">https://epudx.polytech.upmc.fr/redmine/</text:span></text:a></text:p>
      <text:p text:style-name="P2">git clone <text:a xlink:type="simple" xlink:href="https://epudx.polytech.upmc.fr/redmine/" text:style-name="Internet_20_link"><text:span text:style-name="T1">https://epudx.polytech.upmc.fr/git/rob3-projetsinfo-g15-2017</text:span></text:a></text:p>
      <text:p text:style-name="P2"/>
      <text:p text:style-name="P1">OpenCv</text:p>
      <text:p text:style-name="P2"><text:a xlink:type="simple" xlink:href="http://doc.ubuntu-fr.org/opencv" text:style-name="Internet_20_link"><text:span text:style-name="T1">http://doc.ubuntu-fr.org/opencv</text:span></text:a></text:p>
      <text:p text:style-name="P2"><text:a xlink:type="simple" xlink:href="http://docs.opencv.org/3.1.0/dc/d6b/group__video__track.html" text:style-name="Internet_20_link"><text:span text:style-name="T1">http://docs.opencv.org/3.1.0/dc/d6b/group__video__track.html</text:span></text:a></text:p>
      <text:p text:style-name="P2"><text:a xlink:type="simple" xlink:href="https://www.intorobotics.com/how-to-detect-and-track-object-with-opencv/" text:style-name="Internet_20_link"><text:span text:style-name="T1">https://www.intorobotics.com/how-to-detect-and-track-object-with-opencv/</text:span></text:a></text:p>
      <text:p text:style-name="P2"/>
      <text:p text:style-name="P1"/>
      <text:p text:style-name="P1">Arch Pro Seeduino et moteurs</text:p>
      <text:p text:style-name="P1"><text:tab/><text:a xlink:type="simple" xlink:href="https://developer.mbed.org/platforms/Seeeduino-Arch-Pro/" text:style-name="Internet_20_link"><text:span text:style-name="T1">https://developer.mbed.org/platforms/Seeeduino-Arch-Pro/</text:span></text:a></text:p>
      <text:p text:style-name="P1"><text:tab/><text:a xlink:type="simple" xlink:href="http://wiki.seeed.cc/Arch_Pro/" text:style-name="Internet_20_link"><text:span text:style-name="T1">http://wiki.seeed.cc/Arch_Pro/</text:span></text:a></text:p>
      <text:p text:style-name="P3"><text:a xlink:type="simple" xlink:href="https://www.arduino.cc/en/Tutorial/PWM" text:style-name="Internet_20_link"><text:span text:style-name="T1">https://www.arduino.cc/en/Tutorial/PWM</text:span></text:a></text:p>
      <text:p text:style-name="P3"/>
      <text:p text:style-name="P1"><text:tab/>screen /dev/ttyACM0</text:p>
      <text:p text:style-name="P1"/>
      <text:p text:style-name="P1">Compilateur mbed</text:p>
      <text:p text:style-name="P2"><text:a xlink:type="simple" xlink:href="https://docs.mbed.com/docs/mbed-os-handbook/en/latest/getting_started/first_program/" text:style-name="Internet_20_link"><text:span text:style-name="T1">https://docs.mbed.com/docs/mbed-os-handbook/en/latest/getting_started/first_program/</text:span></text:a></text:p>
      <text:p text:style-name="P2"><text:a xlink:type="simple" xlink:href="https://developer.mbed.org/compiler/#nav:/" text:style-name="Internet_20_link"><text:span text:style-name="T1">https://developer.mbed.org/compiler/#nav:/</text:span></text:a>;</text:p>
      <text:p text:style-name="P2"><text:a xlink:type="simple" xlink:href="https://developer.mbed.org/handbook/SerialPC" text:style-name="Internet_20_link"><text:span text:style-name="T1">https://developer.mbed.org/handbook/SerialPC</text:span></text:a></text:p>
      <text:p text:style-name="P2"/>
      <text:p text:style-name="P2"><text:soft-page-break/></text:p>
      <text:p text:style-name="P1">HTML</text:p>
      <text:p text:style-name="P1"><text:tab/><text:a xlink:type="simple" xlink:href="https://word2cleanhtml.com/" text:style-name="Internet_20_link"><text:span text:style-name="T1">https://word2cleanhtml.com/</text:span></text:a></text:p>
      <text:p text:style-name="P1"/>
      <text:p text:style-name="P4">GIT</text:p>
      <text:p text:style-name="P2"><text:a xlink:type="simple" xlink:href="https://openclassrooms.com/courses/gerez-vos-codes-source-avec-git" text:style-name="Internet_20_link"><text:span text:style-name="T1">https://openclassrooms.com/courses/gerez-vos-codes-source-avec-git</text:span></text:a></text:p>
      <text:p text:style-name="P2">git status</text:p>
      <text:p text:style-name="P2">git diff</text:p>
      <text:p text:style-name="P2">git commit -a</text:p>
      <text:p text:style-name="P4"/>
      <text:p text:style-name="P2"/>
      <text:p text:style-name="P1">CMAKE</text:p>
      <text:p text:style-name="P2"><text:a xlink:type="simple" xlink:href="http://florian-goujeon.developpez.com/cours/cmake/initiation/" text:style-name="Internet_20_link"><text:span text:style-name="T1">http://florian-goujeon.developpez.com/cours/cmake/initiation/</text:span></text:a></text:p>
      <text:p text:style-name="P2"><text:a xlink:type="simple" xlink:href="http://docs.opencv.org/2.4/doc/tutorials/introduction/linux_gcc_cmake/linux_gcc_cmake.html#linux-gcc-usage" text:style-name="Internet_20_link"><text:span text:style-name="T1">http://docs.opencv.org/2.4/doc/tutorials/introduction/linux_gcc_cmake/linux_gcc_cmake.html#linux-gcc-usage</text:span></text:a></text:p>
      <text:p text:style-name="P1"/>
      <text:p text:style-name="P1"><text:tab/>cmake . </text:p>
      <text:p text:style-name="P1"/>
      <text:p text:style-name="P1">SFML (Fenetre + audio)</text:p>
      <text:p text:style-name="P1"><text:a xlink:type="simple" xlink:href="https://www.sfml-dev.org/tutorials/2.4/window-window-fr.php" text:style-name="Internet_20_link"><text:span text:style-name="T1">https://www.sfml-dev.org/tutorials/2.4/window-window-fr.php</text:span></text:a></text:p>
      <text:p text:style-name="P1"/>
      <text:p text:style-name="P1">Aide : <text:a xlink:type="simple" xlink:href="http://aishack.in/tutorials/tracking-colored-objects-opencv/" text:style-name="Internet_20_link"><text:span text:style-name="T1">http://aishack.in/tutorials/tracking-colored-objects-opencv/</text:span></text:a></text:p>
      <text:p text:style-name="P1">http://www.geckogeek.fr/lire-le-flux-dune-webcam-camera-video-avec-opencv.html</text:p>
      <text:p text:style-name="P1"/>
      <text:p text:style-name="P1"/>
      <text:p text:style-name="P1">CMake Error at CMakeLists.txt:3 (find_package):</text:p>
      <text:p text:style-name="P1"><text:s text:c="2"/>By not providing "FindOpenCV.cmake" in CMAKE_MODULE_PATH this project has</text:p>
      <text:p text:style-name="P1"><text:s text:c="2"/>asked CMake to find a package configuration file provided by "OpenCV", but</text:p>
      <text:p text:style-name="P1"><text:s text:c="2"/>CMake did not find one.</text:p>
      <text:p text:style-name="P1"/>
      <text:p text:style-name="P1"><text:s text:c="2"/>Could not find a package configuration file provided by "OpenCV" with any</text:p>
      <text:p text:style-name="P1"><text:s text:c="2"/>of the following names:</text:p>
      <text:p text:style-name="P1"/>
      <text:p text:style-name="P1"><text:tab/>OpenCVConfig.cmake</text:p>
      <text:p text:style-name="P1"><text:tab/>opencv-config.cmake</text:p>
      <text:p text:style-name="P1"/>
      <text:p text:style-name="P1"><text:s text:c="2"/>Add the installation prefix of "OpenCV" to CMAKE_PREFIX_PATH or set</text:p>
      <text:p text:style-name="P1"><text:s text:c="2"/>"OpenCV_DIR" to a directory containing one of the above files. <text:s/>If "OpenCV"</text:p>
      <text:p text:style-name="P1"><text:s text:c="2"/>provides a separate development package or SDK, be sure it has been</text:p>
      <text:p text:style-name="P1"><text:s text:c="2"/>installed.</text:p>
      <text:p text:style-name="P1"/>
      <text:p text:style-name="P1"/>
      <text:p text:style-name="P1">-- Configuring incomplete, errors occurre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4-29T15:21:10.317357405</dc:date>
    <meta:editing-duration>PT3M15S</meta:editing-duration>
    <meta:editing-cycles>4</meta:editing-cycles>
    <meta:document-statistic meta:table-count="0" meta:image-count="0" meta:object-count="0" meta:page-count="2" meta:paragraph-count="62" meta:word-count="279" meta:character-count="2636" meta:non-whitespace-character-count="2403"/>
  </office:meta>
</office:document-meta>
</file>